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7688" calcext:value-type="float">
            <text:p>28.3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1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1112" calcext:value-type="float">
            <text:p>28.0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2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702" calcext:value-type="float">
            <text:p>28.27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9216" calcext:value-type="float">
            <text:p>24.96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27784" calcext:value-type="float">
            <text:p>27.2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45816" calcext:value-type="float">
            <text:p>28.24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78" calcext:value-type="float">
            <text:p>28.11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7368" calcext:value-type="float">
            <text:p>27.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2128" calcext:value-type="float">
            <text:p>26.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6802</text:p>
          </table:table-cell>
          <table:table-cell office:value-type="string" calcext:value-type="string">
            <text:p>Punkin Center Quad</text:p>
          </table:table-cell>
          <table:table-cell office:value-type="string" calcext:value-type="string">
            <text:p>2007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694384" calcext:value-type="float">
            <text:p>26.69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32" meta:object-count="0"/>
    <meta:user-defined meta:name="AppVersion">3.0</meta:user-defined>
  </office:meta>
</office:document-meta>
</file>